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cd750" officeooo:paragraph-rsid="000cd7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t=(1,2,3,4,5)</text:p>
      <text:p text:style-name="P1">&gt;&gt;&gt; t</text:p>
      <text:p text:style-name="P1">(1, 2, 3, 4, 5)</text:p>
      <text:p text:style-name="P1">&gt;&gt;&gt; del(t)</text:p>
      <text:p text:style-name="P1">&gt;&gt;&gt; t</text:p>
      <text:p text:style-name="P1"/>
      <text:p text:style-name="P1">Traceback (most recent call last):</text:p>
      <text:p text:style-name="P1"><text:s text:c="2"/>File "&lt;pyshell#3&gt;", line 1, in &lt;module&gt;</text:p>
      <text:p text:style-name="P1"><text:s text:c="4"/>t</text:p>
      <text:p text:style-name="P1">NameError: name 't' is not defined</text:p>
      <text:p text:style-name="P1">&gt;&gt;&gt; t=(1,2,3,4,5)</text:p>
      <text:p text:style-name="P1">&gt;&gt;&gt; t2=(7,8)</text:p>
      <text:p text:style-name="P1">&gt;&gt;&gt; t+=t2</text:p>
      <text:p text:style-name="P1">&gt;&gt;&gt; t</text:p>
      <text:p text:style-name="P1">(1, 2, 3, 4, 5, 7, 8)</text:p>
      <text:p text:style-name="P1">&gt;&gt;&gt; t=(1,,,,)</text:p>
      <text:p text:style-name="P1">SyntaxError: invalid syntax</text:p>
      <text:p text:style-name="P1">&gt;&gt;&gt; </text:p>
      <text:p text:style-name="P1">&gt;&gt;&gt; t=(1,)</text:p>
      <text:p text:style-name="P1">&gt;&gt;&gt; t**5</text:p>
      <text:p text:style-name="P1"/>
      <text:p text:style-name="P1">Traceback (most recent call last):</text:p>
      <text:p text:style-name="P1"><text:s text:c="2"/>File "&lt;pyshell#11&gt;", line 1, in &lt;module&gt;</text:p>
      <text:p text:style-name="P1"><text:s text:c="4"/>t**5</text:p>
      <text:p text:style-name="P1">TypeError: unsupported operand type(s) for ** or pow(): 'tuple' and 'int'</text:p>
      <text:p text:style-name="P1">&gt;&gt;&gt; t*5</text:p>
      <text:p text:style-name="P1">(1, 1, 1, 1, 1)</text:p>
      <text:p text:style-name="P1">&gt;&gt;&gt; t=(1,2,3,4,5)</text:p>
      <text:p text:style-name="P1">&gt;&gt;&gt; print(t(1:3))</text:p>
      <text:p text:style-name="P1">SyntaxError: invalid syntax</text:p>
      <text:p text:style-name="P1">&gt;&gt;&gt; t[1:3])</text:p>
      <text:p text:style-name="P1">SyntaxError: invalid syntax</text:p>
      <text:p text:style-name="P1">&gt;&gt;&gt; t[1:3]</text:p>
      <text:p text:style-name="P1">(2, 3)</text:p>
      <text:p text:style-name="P1">&gt;&gt;&gt; l=[1,2,3,4,5]</text:p>
      <text:p text:style-name="P1">&gt;&gt;&gt; t=tuple(l)</text:p>
      <text:p text:style-name="P1">&gt;&gt;&gt; t</text:p>
      <text:p text:style-name="P1">(1, 2, 3, 4, 5)</text:p>
      <text:p text:style-name="P1">&gt;&gt;&gt; max(t)</text:p>
      <text:p text:style-name="P1">5</text:p>
      <text:p text:style-name="P1">&gt;&gt;&gt; min(t)</text:p>
      <text:p text:style-name="P1">1</text:p>
      <text:p text:style-name="P1">&gt;&gt;&gt; len(t)</text:p>
      <text:p text:style-name="P1">5</text:p>
      <text:p text:style-name="P1">&gt;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1:21:17.291716005</meta:creation-date>
    <dc:date>2019-08-27T11:21:33.646855482</dc:date>
    <meta:editing-duration>PT16S</meta:editing-duration>
    <meta:editing-cycles>1</meta:editing-cycles>
    <meta:document-statistic meta:table-count="0" meta:image-count="0" meta:object-count="0" meta:page-count="1" meta:paragraph-count="43" meta:word-count="122" meta:character-count="671" meta:non-whitespace-character-count="577"/>
    <meta:generator>LibreOffice/5.2.3.3$Linux_x86 LibreOffice_project/20$Build-3</meta:generator>
  </office:meta>
</office:document-meta>
</file>